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fill-color="#33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end" style:writing-mode="rl-tb"/>
    </style:style>
    <style:style style:name="P5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009cm" svg:height="1.638cm" svg:x="3.098cm" svg:y="1.134cm" svg:viewBox="0 0 2010 1639" svg:d="m1404 85 133-77c75-43 259 100 367 287s140 418 65 462l-133 77-49-85-1237 714 54 93-132 76c-74 43-258-100-366-287s-140-418-66-461l132-76 43 74 1237-714z">
          <text:p/>
        </draw:path>
        <draw:frame draw:style-name="gr2" draw:text-style-name="P2" draw:layer="layout" svg:width="0.659cm" svg:height="0.569cm" svg:x="4.155cm" svg:y="0.243cm">
          <draw:text-box>
            <text:p><text:span text:style-name="T1">a</text:span></text:p>
          </draw:text-box>
        </draw:frame>
        <draw:frame draw:style-name="gr2" draw:text-style-name="P2" draw:layer="layout" svg:width="0.739cm" svg:height="0.569cm" svg:x="2.674cm" svg:y="0.67cm">
          <draw:text-box>
            <text:p><text:span text:style-name="T1">-c</text:span></text:p>
          </draw:text-box>
        </draw:frame>
        <draw:frame draw:style-name="gr2" draw:text-style-name="P2" draw:layer="layout" svg:width="0.646cm" svg:height="0.569cm" svg:x="4.807cm" svg:y="2.529cm">
          <draw:text-box>
            <text:p><text:span text:style-name="T1">c</text:span></text:p>
          </draw:text-box>
        </draw:frame>
        <draw:frame draw:style-name="gr2" draw:text-style-name="P2" draw:layer="layout" svg:width="0.752cm" svg:height="0.569cm" svg:x="5.037cm" svg:y="1.229cm">
          <draw:text-box>
            <text:p><text:span text:style-name="T1">-b</text:span></text:p>
          </draw:text-box>
        </draw:frame>
        <draw:frame draw:style-name="gr2" draw:text-style-name="P2" draw:layer="layout" svg:width="0.659cm" svg:height="0.569cm" svg:x="2.468cm" svg:y="2.082cm">
          <draw:text-box>
            <text:p><text:span text:style-name="T1">b</text:span></text:p>
          </draw:text-box>
        </draw:frame>
        <draw:frame draw:style-name="gr2" draw:text-style-name="P2" draw:layer="layout" svg:width="0.752cm" svg:height="0.569cm" svg:x="3.421cm" svg:y="2.966cm">
          <draw:text-box>
            <text:p><text:span text:style-name="T1">-a</text:span></text:p>
          </draw:text-box>
        </draw:frame>
        <draw:path draw:style-name="gr1" draw:text-style-name="P1" draw:layer="layout" svg:width="2.57cm" svg:height="2.772cm" svg:x="2.813cm" svg:y="0.507cm" svg:viewBox="0 0 2571 2773" svg:d="m1431 0h-223v186c-385 25-711 216-913 506l-143-83-111 194 145 84c-68 154-106 326-106 510 0 186 39 361 109 516l-189 110 111 193 188-108c200 284 521 472 898 499v166h223v-168c368-35 680-224 874-505l165 95 112-193-168-97c68-153 105-325 105-508 0-178-35-345-99-495l134-77-112-194-129 75c-192-285-503-477-871-516z">
          <text:p/>
        </draw:path>
        <draw:custom-shape draw:style-name="gr3" draw:text-style-name="P1" draw:layer="layout" svg:width="3.119cm" svg:height="3.119cm" svg:x="2.568cm" svg:y="0.355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1" draw:layer="layout" svg:x1="3.444cm" svg:y1="1.778cm" svg:x2="3.383cm" svg:y2="1.899cm">
          <text:p/>
        </draw:line>
        <draw:line draw:style-name="gr4" draw:text-style-name="P1" draw:layer="layout" svg:x1="3.362cm" svg:y1="1.798cm" svg:x2="3.474cm" svg:y2="1.879cm">
          <text:p/>
        </draw:line>
        <draw:line draw:style-name="gr4" draw:text-style-name="P1" draw:layer="layout" svg:x1="4.886cm" svg:y1="1.971cm" svg:x2="4.785cm" svg:y2="2.072cm">
          <text:p/>
        </draw:line>
        <draw:line draw:style-name="gr4" draw:text-style-name="P1" draw:layer="layout" svg:x1="4.785cm" svg:y1="1.971cm" svg:x2="4.886cm" svg:y2="2.062cm">
          <text:p/>
        </draw:line>
        <draw:frame draw:style-name="gr2" draw:text-style-name="P3" draw:layer="layout" svg:width="0.756cm" svg:height="0.645cm" svg:x="4.307cm" svg:y="1.285cm">
          <draw:text-box>
            <text:p><text:span text:style-name="T2">N</text:span></text:p>
          </draw:text-box>
        </draw:frame>
        <draw:frame draw:style-name="gr2" draw:text-style-name="P3" draw:layer="layout" svg:width="0.735cm" svg:height="0.645cm" svg:x="3.19cm" svg:y="1.925cm">
          <draw:text-box>
            <text:p><text:span text:style-name="T2">S</text:span></text:p>
          </draw:text-box>
        </draw:frame>
        <draw:line draw:style-name="gr4" draw:text-style-name="P1" draw:layer="layout" svg:x1="4.074cm" svg:y1="3.139cm" svg:x2="4.175cm" svg:y2="3.241cm">
          <text:p/>
        </draw:line>
        <draw:line draw:style-name="gr4" draw:text-style-name="P1" draw:layer="layout" svg:x1="4.175cm" svg:y1="3.139cm" svg:x2="4.084cm" svg:y2="3.241cm">
          <text:p/>
        </draw:line>
        <draw:line draw:style-name="gr4" draw:text-style-name="P1" draw:layer="layout" svg:x1="5.273cm" svg:y1="1.239cm" svg:x2="5.191cm" svg:y2="1.341cm">
          <text:p/>
        </draw:line>
        <draw:line draw:style-name="gr4" draw:text-style-name="P1" draw:layer="layout" svg:x1="5.181cm" svg:y1="1.249cm" svg:x2="5.283cm" svg:y2="1.33cm">
          <text:p/>
        </draw:line>
        <draw:line draw:style-name="gr4" draw:text-style-name="P1" draw:layer="layout" svg:x1="3.037cm" svg:y1="1.209cm" svg:x2="2.956cm" svg:y2="1.3cm">
          <text:p/>
        </draw:line>
        <draw:line draw:style-name="gr4" draw:text-style-name="P1" draw:layer="layout" svg:x1="2.946cm" svg:y1="1.209cm" svg:x2="3.048cm" svg:y2="1.3cm">
          <text:p/>
        </draw:line>
        <draw:line draw:style-name="gr5" draw:text-style-name="P1" draw:layer="layout" svg:x1="4.145cm" svg:y1="1.96cm" svg:x2="7.254cm" svg:y2="1.981cm">
          <text:p/>
        </draw:line>
        <draw:line draw:style-name="gr5" draw:text-style-name="P1" draw:layer="layout" svg:x1="4.145cm" svg:y1="1.96cm" svg:x2="3.21cm" svg:y2="0.284cm">
          <text:p/>
        </draw:line>
        <draw:line draw:style-name="gr5" draw:text-style-name="P1" draw:layer="layout" svg:x1="4.145cm" svg:y1="1.96cm" svg:x2="3.007cm" svg:y2="3.393cm">
          <text:p/>
        </draw:line>
        <draw:frame draw:style-name="gr6" draw:layer="layout" svg:width="0.434cm" svg:height="0.469cm" svg:x="6.085cm" svg:y="1.3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5" draw:layer="layout" svg:width="1.666cm" svg:height="1.904cm" svg:x="6.918cm" svg:y="1.455cm">
          <draw:text-box>
            <text:p text:style-name="P4"><text:span text:style-name="T3">کائل <text:s text:c="3"/></text:span></text:p>
            <text:p text:style-name="P4"><text:span text:style-name="T3">صفر زاویہ</text:span></text:p>
            <text:p text:style-name="P4"><text:span text:style-name="T3">پر لپٹا ہے</text:span></text:p>
          </draw:text-box>
        </draw:frame>
        <draw:frame draw:style-name="gr2" draw:text-style-name="P5" draw:layer="layout" svg:width="2.382cm" svg:height="0.802cm" svg:x="0.772cm" svg:y="0.264cm">
          <draw:text-box>
            <text:p text:style-name="P4"><text:span text:style-name="T3">کائل <text:s text:c="3"/>کی سمت</text:span></text:p>
          </draw:text-box>
        </draw:frame>
        <draw:frame draw:style-name="gr2" draw:text-style-name="P5" draw:layer="layout" svg:width="2.382cm" svg:height="0.802cm" svg:x="0.686cm" svg:y="2.754cm">
          <draw:text-box>
            <text:p text:style-name="P4"><text:span text:style-name="T3">کائل <text:s text:c="3"/>کی سمت</text:span></text:p>
          </draw:text-box>
        </draw:frame>
        <draw:line draw:style-name="gr7" draw:text-style-name="P1" draw:layer="layout" svg:x1="0.904cm" svg:y1="1.849cm" svg:x2="1.686cm" svg:y2="1.859cm">
          <text:p/>
        </draw:line>
        <draw:line draw:style-name="gr7" draw:text-style-name="P1" draw:layer="layout" svg:x1="0.929cm" svg:y1="1.868cm" svg:x2="0.538cm" svg:y2="1.191cm">
          <text:p/>
        </draw:line>
        <draw:line draw:style-name="gr7" draw:text-style-name="P1" draw:layer="layout" svg:x1="0.924cm" svg:y1="1.838cm" svg:x2="0.533cm" svg:y2="2.515cm">
          <text:p/>
        </draw:line>
        <draw:frame draw:style-name="gr6" draw:layer="layout" svg:width="0.708cm" svg:height="0.35cm" svg:x="0.826cm" svg:y="1.42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28cm" svg:height="0.351cm" svg:x="0.782cm" svg:y="1.87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layer="layout" svg:width="0.728cm" svg:height="0.351cm" svg:x="0.182cm" svg:y="1.6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layer="layout" svg:width="0.426cm" svg:height="0.469cm" svg:x="1.645cm" svg:y="1.58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layer="layout" svg:width="0.426cm" svg:height="0.469cm" svg:x="0.224cm" svg:y="0.8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4cm" svg:height="0.469cm" svg:x="0.274cm" svg:y="2.35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426cm" svg:height="0.469cm" svg:x="7.325cm" svg:y="1.66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layer="layout" svg:width="0.426cm" svg:height="0.469cm" svg:x="2.002cm" svg:y="0.42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layer="layout" svg:width="0.4cm" svg:height="0.469cm" svg:x="1.899cm" svg:y="2.9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6.38cm" svg:y1="1.95cm" svg:x2="6.35cm" svg:y2="1.788cm">
          <text:p/>
        </draw:line>
        <draw:line draw:style-name="gr7" draw:text-style-name="P1" draw:layer="layout" svg:x1="6.248cm" svg:y1="1.452cm" svg:x2="6.187cm" svg:y2="1.259cm">
          <text:p/>
        </draw:line>
        <draw:frame draw:style-name="gr2" draw:text-style-name="P5" draw:id="id1" draw:layer="layout" svg:width="2.225cm" svg:height="0.802cm" svg:x="6.329cm" svg:y="0.335cm">
          <draw:text-box>
            <text:p text:style-name="P4"><text:span text:style-name="T3">کرنٹ کی سمت</text:span></text:p>
          </draw:text-box>
        </draw:frame>
        <draw:connector draw:style-name="gr7" draw:text-style-name="P1" draw:layer="layout" draw:type="curve" draw:line-skew="-0.375cm" svg:x1="6.329cm" svg:y1="0.736cm" svg:x2="4.207cm" svg:y2="0.625cm" draw:start-shape="id1" draw:start-glue-point="3" svg:d="m6329 736c-2529 0-1468-111-2122-111">
          <text:p/>
        </draw:connector>
        <draw:custom-shape draw:style-name="gr3" draw:text-style-name="P1" draw:layer="layout" svg:width="0.163cm" svg:height="0.163cm" svg:x="4.307cm" svg:y="1.20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061cm" svg:height="0.061cm" svg:x="4.358cm" svg:y="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63cm" svg:height="0.163cm" svg:x="5.15cm" svg:y="1.20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63cm" svg:height="0.163cm" svg:x="4.754cm" svg:y="1.94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63cm" svg:height="0.163cm" svg:x="4.053cm" svg:y="0.51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061cm" svg:height="0.061cm" svg:x="4.104cm" svg:y="0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63cm" svg:height="0.163cm" svg:x="2.915cm" svg:y="1.17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061cm" svg:height="0.061cm" svg:x="2.94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63cm" svg:height="0.163cm" svg:x="3.332cm" svg:y="1.75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63cm" svg:height="0.163cm" svg:x="2.895cm" svg:y="2.48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63cm" svg:height="0.163cm" svg:x="3.799cm" svg:y="2.49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061cm" svg:height="0.061cm" svg:x="3.85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63cm" svg:height="0.163cm" svg:x="4.043cm" svg:y="3.108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163cm" svg:height="0.163cm" svg:x="5.161cm" svg:y="2.479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" draw:layer="layout" svg:width="0.061cm" svg:height="0.061cm" svg:x="5.212cm" svg:y="2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20T21:01:39</dc:date>
    <dc:creator>khalid khan</dc:creator>
    <meta:editing-duration>PT05H51M27S</meta:editing-duration>
    <meta:editing-cycles>39</meta:editing-cycles>
    <meta:generator>OpenOffice.org/3.1$Linux OpenOffice.org_project/310m19$Build-9420</meta:generator>
    <meta:document-statistic meta:object-count="59"/>
  </office:meta>
</office:document-meta>
</file>

<file path=Object 10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n>120</math:mn>
      <math:mn>0</math:mn>
    </math:msup>
    <math:annotation math:encoding="StarMath 5.0">120^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p>
      <math:mn>120</math:mn>
      <math:mn>0</math:mn>
    </math:msup>
    <math:annotation math:encoding="StarMath 5.0">120^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p>
      <math:mn>120</math:mn>
      <math:mn>0</math:mn>
    </math:msup>
    <math:annotation math:encoding="StarMath 5.0">120^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i>b</math:mi>
    <math:annotation math:encoding="StarMath 5.0">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i>c</math:mi>
    <math:annotation math:encoding="StarMath 5.0">c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i>a</math:mi>
    <math:annotation math:encoding="StarMath 5.0">a</math:annotation>
  </math:semantics>
</math:math>
</file>